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3" style:family="paragraph" style:parent-style-name="Standard">
      <style:text-properties style:font-name="Arial" fo:font-weight="normal" officeooo:rsid="000f1c6e" officeooo:paragraph-rsid="000f1c6e" style:font-weight-asian="normal" style:font-weight-complex="normal"/>
    </style:style>
    <style:style style:name="P4" style:family="paragraph" style:parent-style-name="Standard">
      <style:text-properties style:font-name="Arial" officeooo:rsid="000f1c6e" officeooo:paragraph-rsid="000f1c6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Pollo Al Limone</text:span></text:p>
      <text:p text:style-name="P1"><text:tab/></text:p>
      <text:p text:style-name="P1"/>
      <text:p text:style-name="P1"><text:span text:style-name="T2">Amount</text:span><text:tab/><text:tab/><text:span text:style-name="T2">Ingredient</text:span></text:p>
      <text:p text:style-name="P4">1 lb<text:tab/><text:tab/><text:tab/>Chicken</text:p>
      <text:p text:style-name="P4"><text:tab/><text:tab/><text:tab/>Flour</text:p>
      <text:p text:style-name="P4">½ tsp<text:tab/><text:tab/><text:tab/>Rosemary</text:p>
      <text:p text:style-name="P4">2 tsp<text:tab/><text:tab/><text:tab/>Capers, drained</text:p>
      <text:p text:style-name="P4">1<text:tab/><text:tab/><text:tab/>Lemon, juice of</text:p>
      <text:p text:style-name="P4">½ cup<text:tab/><text:tab/><text:tab/>White Wine</text:p>
      <text:p text:style-name="P4">1 ½ tbsp <text:tab/><text:tab/>Butter</text:p>
      <text:p text:style-name="P1"/>
      <text:p text:style-name="P2">Cooking Instructions:</text:p>
      <text:p text:style-name="P4">Pound chicken out flat</text:p>
      <text:p text:style-name="P4">Dredge in Flour seasoned with salt and pepper</text:p>
      <text:p text:style-name="P4">Saute chicken in Olive Oil about 1 minute over medium high heat</text:p>
      <text:p text:style-name="P4">Turn chicken and add rosemary, capers, and lemon juice</text:p>
      <text:p text:style-name="P4">Once lemon juice has mostly evaporated, add wine</text:p>
      <text:p text:style-name="P4">Allow alcohol to cook off and add butter</text:p>
      <text:p text:style-name="P4">Serve from the p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6:10:07.007000000</meta:creation-date>
    <meta:editing-duration>PT6M57S</meta:editing-duration>
    <meta:editing-cycles>2</meta:editing-cycles>
    <meta:generator>LibreOffice/6.1.4.2$Windows_X86_64 LibreOffice_project/9d0f32d1f0b509096fd65e0d4bec26ddd1938fd3</meta:generator>
    <dc:date>2019-10-16T16:17:03.285000000</dc:date>
    <meta:document-statistic meta:table-count="0" meta:image-count="0" meta:object-count="0" meta:page-count="1" meta:paragraph-count="18" meta:word-count="83" meta:character-count="461" meta:non-whitespace-character-count="378"/>
  </office:meta>
</office:document-meta>
</file>